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46cm" fo:min-width="1.7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546cm" fo:min-width="1.745cm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1.546cm" fo:min-width="1.7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7" style:family="graphic" style:parent-style-name="standard">
      <style:graphic-properties draw:fill="solid" draw:fill-color="#77bc65" draw:textarea-horizontal-align="justify" draw:textarea-vertical-align="middle" draw:auto-grow-height="false" fo:min-height="1.546cm" fo:min-width="1.745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77bc65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75cm" svg:height="2.54cm" svg:x="2.90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843cm" svg:height="0.806cm" svg:x="2.919cm" svg:y="7.032cm">
          <draw:text-box>
            <text:p><text:span text:style-name="T1">Scheduled</text:span></text:p>
          </draw:text-box>
        </draw:frame>
        <draw:custom-shape draw:style-name="gr3" draw:text-style-name="P3" xml:id="id2" draw:id="id2" draw:layer="layout" svg:width="3.175cm" svg:height="2.54cm" svg:x="8.6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3.175cm" svg:height="2.54cm" svg:x="4.81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3.175cm" svg:height="2.54cm" svg:x="12.43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3" draw:id="id3" draw:layer="layout" svg:width="2.843cm" svg:height="0.806cm" svg:x="8.937cm" svg:y="7.032cm">
          <draw:text-box>
            <text:p><text:span text:style-name="T1">Running</text:span></text:p>
          </draw:text-box>
        </draw:frame>
        <draw:frame draw:style-name="gr5" draw:text-style-name="P6" draw:layer="layout" svg:width="3.16cm" svg:height="0.952cm" svg:x="5.127cm" svg:y="13.065cm">
          <draw:text-box>
            <text:p text:style-name="P5"><text:span text:style-name="T1">Canceled</text:span></text:p>
          </draw:text-box>
        </draw:frame>
        <draw:frame draw:style-name="gr6" draw:text-style-name="P6" draw:layer="layout" svg:width="3.16cm" svg:height="1.362cm" svg:x="12.445cm" svg:y="12.747cm">
          <draw:text-box>
            <text:p text:style-name="P5"><text:span text:style-name="T1">Reached</text:span></text:p>
            <text:p text:style-name="P5"><text:span text:style-name="T1">Max Trials</text:span></text:p>
          </draw:text-box>
        </draw:frame>
        <draw:custom-shape draw:style-name="gr7" draw:text-style-name="P7" xml:id="id4" draw:id="id4" draw:layer="layout" svg:width="3.175cm" svg:height="2.54cm" svg:x="14.33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843cm" svg:height="0.806cm" svg:x="14.652cm" svg:y="7.032cm">
          <draw:text-box>
            <text:p><text:span text:style-name="T1">Success</text:span></text:p>
          </draw:text-box>
        </draw:frame>
        <draw:connector draw:style-name="gr8" draw:text-style-name="P1" draw:layer="layout" draw:type="lines" svg:x1="6.08cm" svg:y1="7.35cm" svg:x2="8.62cm" svg:y2="7.35cm" draw:start-shape="id1" draw:start-glue-point="10" draw:end-shape="id2" draw:end-glue-point="6" svg:d="M6080 7350h501 1537 502" svg:viewBox="0 0 2541 1">
          <text:p/>
        </draw:connector>
        <draw:connector draw:style-name="gr9" draw:text-style-name="P1" draw:layer="layout" draw:type="lines" svg:x1="11.78cm" svg:y1="7.435cm" svg:x2="14.335cm" svg:y2="7.35cm" draw:start-shape="id3" draw:start-glue-point="1" draw:end-shape="id4" draw:end-glue-point="6" svg:d="M11780 7435h500l1553-85h502" svg:viewBox="0 0 2556 86">
          <text:p/>
        </draw:connector>
        <draw:connector draw:style-name="gr10" draw:text-style-name="P1" draw:layer="layout" draw:type="lines" svg:x1="10.208cm" svg:y1="8.62cm" svg:x2="6.398cm" svg:y2="12.112cm" draw:start-shape="id2" draw:start-glue-point="8" draw:end-shape="id5" draw:end-glue-point="4" svg:d="M10208 8620v502l-3810 2489v501" svg:viewBox="0 0 3811 3493">
          <text:p/>
        </draw:connector>
        <draw:connector draw:style-name="gr11" draw:text-style-name="P1" draw:layer="layout" draw:type="lines" svg:x1="10.208cm" svg:y1="8.62cm" svg:x2="14.018cm" svg:y2="12.112cm" draw:start-shape="id2" draw:start-glue-point="8" draw:end-shape="id6" draw:end-glue-point="4" svg:d="M10208 8620v502l3810 2489v501" svg:viewBox="0 0 3811 349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4T20:54:37.471839381</meta:creation-date>
    <dc:date>2022-12-14T21:04:04.303571035</dc:date>
    <meta:editing-duration>PT9M28S</meta:editing-duration>
    <meta:editing-cycles>1</meta:editing-cycles>
    <meta:document-statistic meta:object-count="14"/>
    <meta:generator>LibreOffice/7.3.6.2$Linux_X86_64 LibreOffice_project/30$Build-2</meta:generator>
  </office:meta>
</office:document-meta>
</file>